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8000005AF0000063408726EA2.wmf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alibri" svg:font-family="Calibri" style:font-family-generic="swiss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 style:list-style-name="">
      <style:paragraph-properties fo:margin-top="0in" fo:margin-bottom="0.139in" fo:line-height="115%"/>
      <style:text-properties fo:color="#1f9400" fo:font-size="16pt" fo:language="en" fo:country="none" fo:font-weight="bold" style:font-size-asian="16pt" style:font-weight-asian="bold" style:font-size-complex="16pt" style:font-weight-complex="bold"/>
    </style:style>
    <style:style style:name="P2" style:family="paragraph" style:parent-style-name="Standard" style:list-style-name="">
      <style:paragraph-properties fo:margin-top="0in" fo:margin-bottom="0.139in" fo:line-height="115%"/>
      <style:text-properties fo:color="#1f9400" fo:font-size="11pt" fo:language="en" fo:country="none" fo:font-weight="bold" style:font-size-asian="11pt" style:font-weight-asian="bold" style:font-size-complex="11pt" style:font-weight-complex="bold"/>
    </style:style>
    <style:style style:name="P3" style:family="paragraph" style:parent-style-name="Standard" style:list-style-name="">
      <style:paragraph-properties fo:margin-top="0in" fo:margin-bottom="0.139in" fo:line-height="100%"/>
      <style:text-properties fo:color="#1f9400" fo:font-size="11pt" fo:language="en" fo:country="none" fo:font-weight="bold" style:font-size-asian="11pt" style:font-weight-asian="bold" style:font-size-complex="11pt" style:font-weight-complex="bold"/>
    </style:style>
    <style:style style:name="P4" style:family="paragraph" style:parent-style-name="Standard" style:list-style-name="">
      <style:paragraph-properties fo:margin-top="0in" fo:margin-bottom="0.139in" fo:line-height="115%"/>
      <style:text-properties fo:color="#1f9400" fo:font-size="11pt" fo:language="en" fo:country="none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5" style:family="paragraph" style:parent-style-name="Standard" style:list-style-name="">
      <style:paragraph-properties fo:margin-top="0in" fo:margin-bottom="0.139in" fo:line-height="115%"/>
      <style:text-properties fo:color="#1f9400" fo:font-size="22pt" fo:language="en" fo:country="none" fo:font-weight="bold" style:font-size-asian="22pt" style:font-weight-asian="bold" style:font-size-complex="22pt" style:font-weight-complex="bold"/>
    </style:style>
    <style:style style:name="P6" style:family="paragraph" style:parent-style-name="Standard" style:list-style-name="">
      <style:paragraph-properties fo:margin-top="0in" fo:margin-bottom="0.139in" fo:line-height="100%"/>
      <style:text-properties style:font-name="Calibri" fo:font-size="11pt" fo:language="en" fo:country="none" style:font-name-asian="Calibri" style:font-size-asian="11pt" style:font-name-complex="Calibri" style:font-size-complex="11pt"/>
    </style:style>
    <style:style style:name="P7" style:family="paragraph" style:parent-style-name="Standard" style:list-style-name="">
      <style:paragraph-properties fo:margin-top="0in" fo:margin-bottom="0.139in" fo:line-height="115%"/>
    </style:style>
    <style:style style:name="P8" style:family="paragraph" style:parent-style-name="Standard" style:list-style-name="" style:master-page-name="Standard">
      <style:paragraph-properties fo:margin-top="0in" fo:margin-bottom="0.139in" fo:line-height="115%" style:page-number="auto"/>
      <style:text-properties fo:color="#1f9400" fo:font-size="16pt" fo:language="en" fo:country="none" fo:font-weight="bold" style:font-size-asian="16pt" style:font-weight-asian="bold" style:font-size-complex="16pt" style:font-weight-complex="bold"/>
    </style:style>
    <style:style style:name="T1" style:family="text">
      <style:text-properties fo:color="#1f9400" fo:font-size="11pt" fo:language="en" fo:country="none" fo:font-weight="bold" style:font-size-asian="11pt" style:font-weight-asian="bold" style:font-size-complex="11pt" style:font-weight-complex="bold"/>
    </style:style>
    <style:style style:name="T2" style:family="text">
      <style:text-properties fo:color="#1f9400" fo:font-size="11pt" fo:language="en" fo:country="none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fr1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Act 1</text:p>
      <text:p text:style-name="P2">_</text:p>
      <text:p text:style-name="P1">Act 2</text:p>
      <text:p text:style-name="P2">_</text:p>
      <text:p text:style-name="P1">Act 3</text:p>
      <text:p text:style-name="P2">_</text:p>
      <text:p text:style-name="P1">Intermission</text:p>
      <text:p text:style-name="P2">_</text:p>
      <text:p text:style-name="P1">Act 4</text:p>
      <text:p text:style-name="P2">_</text:p>
      <text:p text:style-name="P1">Act 5</text:p>
      <text:p text:style-name="P2">_</text:p>
      <text:p text:style-name="P1">Act 5 Act 2</text:p>
      <text:p text:style-name="P2">_</text:p>
      <text:p text:style-name="P2">1. JH1: =005113</text:p>
      <text:p text:style-name="P2">i...</text:p>
      <text:p text:style-name="P2">_</text:p>
      <text:p text:style-name="P2">2. JH2: =005114</text:p>
      <text:p text:style-name="P2">what did you do...</text:p>
      <text:p text:style-name="P2">_</text:p>
      <text:p text:style-name="P2">3. JH3: =005115</text:p>
      <text:p text:style-name="P2">what did you do???</text:p>
      <text:p text:style-name="P2">_</text:p>
      <text:p text:style-name="P2">4. JH4: =005116</text:p>
      <text:p text:style-name="P2">WHAT DID YOU DO??????</text:p>
      <text:p text:style-name="P2"><text:soft-page-break/>_</text:p>
      <text:p text:style-name="P2">5. JH5: =005117</text:p>
      <text:p text:style-name="P5">WHAT DID YOU DO?</text:p>
      <text:p text:style-name="P2">_</text:p>
      <text:p text:style-name="P2">6. JH6: =005140</text:p>
      <text:p text:style-name="P2">boo hoo hoo hoo hoo hoo</text:p>
      <text:p text:style-name="P2">what did you do what did you do what did you do</text:p>
      <text:p text:style-name="P2">_</text:p>
      <text:p text:style-name="P2">7. JH7: =005141</text:p>
      <text:p text:style-name="P2">boo hoo hoooooo</text:p>
      <text:p text:style-name="P2">what did you do to me??</text:p>
      <text:p text:style-name="P2">no!</text:p>
      <text:p text:style-name="P2">you shouldnt have, this is overwhelming and awful</text:p>
      <text:p text:style-name="P2">yes!</text:p>
      <text:p text:style-name="P2">its hard to describe what its like</text:p>
      <text:p text:style-name="P2">but its too much for me</text:p>
      <text:p text:style-name="P2">and the sun...</text:p>
      <text:p text:style-name="P2">its way too big and bright and i cant stop seeing it...</text:p>
      <text:p text:style-name="P2">it wont go away aaaaah!</text:p>
      <text:p text:style-name="P2">cant this be undone?</text:p>
      <text:p text:style-name="P2">i was happy where i was with my friends</text:p>
      <text:p text:style-name="P2">i want to go back</text:p>
      <text:p text:style-name="P2">BOO HOO HOO HOO HOO HOO HOO</text:p>
      <text:p text:style-name="P2">woof :'(</text:p>
      <text:p text:style-name="P2">_</text:p>
      <text:p text:style-name="P2">8. JH8: =005142</text:p>
      <text:p text:style-name="P2"><text:soft-page-break/>i dont know what to do with myself either</text:p>
      <text:p text:style-name="P2">i think i will just go somewhere else</text:p>
      <text:p text:style-name="P2">i want to be alone</text:p>
      <text:p text:style-name="P2">i dont know</text:p>
      <text:p text:style-name="P2">i think i can travel anywhere now</text:p>
      <text:p text:style-name="P2">but all id like to do is go back</text:p>
      <text:p text:style-name="P2">and i dont know if thats possible</text:p>
      <text:p text:style-name="P2">i wonder if theres a way...</text:p>
      <text:p text:style-name="P2">why</text:p>
      <text:p text:style-name="P2">why, why would you do this?</text:p>
      <text:p text:style-name="P2">who?</text:p>
      <text:p text:style-name="P2">john!!!!!!!!!!!</text:p>
      <text:p text:style-name="P2">oh noooooo, john...</text:p>
      <text:p text:style-name="P2">BOO HOO HOO HOO HOO HOO HOO</text:p>
      <text:p text:style-name="P2">john, poor john...</text:p>
      <text:p text:style-name="P2">id forgotten about him</text:p>
      <text:p text:style-name="P2">it was so long ago! i put that sad memory behind me</text:p>
      <text:p text:style-name="P2">after we died i looked all over for him but couldnt find him</text:p>
      <text:p text:style-name="P2">and i was so lonely, but i finally got over it when i met my friends.....</text:p>
      <text:p text:style-name="P2">and now theyre gone toooo aaahhhh boooooooo hoo hoo hoo hoo</text:p>
      <text:p text:style-name="P2">oh my god prospit.....</text:p>
      <text:p text:style-name="P2">...........</text:p>
      <text:p text:style-name="P2">BOOOOOOOOOOO HOO HOO HOO HOO HOO</text:p>
      <text:p text:style-name="P2">_</text:p>
      <text:p text:style-name="P2">9. JH9: =005143</text:p>
      <text:p text:style-name="P2">why are you doing this to me, why are you making me remember</text:p>
      <text:p text:style-name="P2"><text:soft-page-break/>it was so beautiful and it was all destroyed before i even knew what was going on....</text:p>
      <text:p text:style-name="P2">and so many nice people were killed</text:p>
      <text:p text:style-name="P2">and the queen, did she survive?</text:p>
      <text:p text:style-name="P2">and her ring, i was protecting her ring, oh noooo what happened to it???</text:p>
      <text:p text:style-name="P2">i was just waiting for john to wake up, i was so sure it was going to be soon</text:p>
      <text:p text:style-name="P2">and i was going to show him around prospit</text:p>
      <text:p text:style-name="P2">i had so many things planned and so many friends to introduce him to...</text:p>
      <text:p text:style-name="P2">he was my best friend and i was looking forward to meeting him for so long</text:p>
      <text:p text:style-name="P2">but then it all burned down and everyone died and the moon fell and..........</text:p>
      <text:p text:style-name="P2">BOOOOOOOOOOOOOOOOOOOOOOOO hoo hoo hoo hoo hoo hoo</text:p>
      <text:p text:style-name="P2">woooof...</text:p>
      <text:p text:style-name="P2">_</text:p>
      <text:p text:style-name="P2">10. JH10: =005144</text:p>
      <text:p text:style-name="P2">i dont want to be here, i have to go back</text:p>
      <text:p text:style-name="P2">but i dont know how</text:p>
      <text:p text:style-name="P2">can you help me?</text:p>
      <text:p text:style-name="P2">yes, i think thats what i would like</text:p>
      <text:p text:style-name="P2">i cant take this, i wasnt ready to come back</text:p>
      <text:p text:style-name="P2">not like this</text:p>
      <text:p text:style-name="P2">boo hoo hoo hoo hoo</text:p>
      <text:p text:style-name="P2">what is it?</text:p>
      <text:p text:style-name="P2">oh god D:</text:p>
      <text:p text:style-name="P2">ohh god noooooo...</text:p>
      <text:p text:style-name="P2"><text:soft-page-break/>you want me to fight him???</text:p>
      <text:p text:style-name="P2">are you crazy? do i look like i am ready to fight anybody???????</text:p>
      <text:p text:style-name="P2">i cant fight anybody!</text:p>
      <text:p text:style-name="P2">jade i am scared and confused and sad and...</text:p>
      <text:p text:style-name="P2">i wouldnt even know how to begin fighting that horrible guy</text:p>
      <text:p text:style-name="P2">i would be too afraid of him to even go find him</text:p>
      <text:p text:style-name="P2">no i dont want him to kill me!!!</text:p>
      <text:p text:style-name="P2">you just dont understand aaaaa boo hoo hoo</text:p>
      <text:p text:style-name="P2">BOO HOO HOO HOO</text:p>
      <text:p text:style-name="P2">woof</text:p>
      <text:p text:style-name="P2">uh...</text:p>
      <text:p text:style-name="P2">ummmm, so? what does it matter?</text:p>
      <text:p text:style-name="P2">it was all a lie jade. what we saw in the clouds and all that. none of it meant anything</text:p>
      <text:p text:style-name="P2">it was a nice life, but everything we did lead to nothing</text:p>
      <text:p text:style-name="P2">john and i both died, and i eventually accepted that and moved on</text:p>
      <text:p text:style-name="P2">boooo ho-</text:p>
      <text:p text:style-name="P2">act like what?</text:p>
      <text:p text:style-name="P2">but i dont know whats right</text:p>
      <text:p text:style-name="P2">_</text:p>
      <text:p text:style-name="P2">11. JH11: =005145</text:p>
      <text:p text:style-name="P2">no!!!</text:p>
      <text:p text:style-name="P2">not for me there isnt</text:p>
      <text:p text:style-name="P2">there is nothing but death and sadness and destruction here</text:p>
      <text:p text:style-name="P2">theres no hope, and i dont see anything worth fighting for</text:p>
      <text:p text:style-name="P2">i dont belong here anyway</text:p>
      <text:p text:style-name="P2">really none of this is my business anymore and i want to go home</text:p>
      <text:p text:style-name="P2"><text:soft-page-break/>yes</text:p>
      <text:p text:style-name="P2">but it was just a story</text:p>
      <text:p text:style-name="P2">it was never going to come true</text:p>
      <text:p text:style-name="P2">boo hoo ho- </text:p>
      <text:p text:style-name="P2">what...</text:p>
      <text:p text:style-name="P2">dave?</text:p>
      <text:p text:style-name="P2">he died too?</text:p>
      <text:p text:style-name="P2">ohhhh boo-</text:p>
      <text:p text:style-name="P2">*sniffle*</text:p>
      <text:p text:style-name="P2">*whimper*</text:p>
      <text:p text:style-name="P2">aaaaaaaBOOOOOOOOOOOOOOOOOOOOOOOOOOOOO HOO HOO HOO HOO HOO HOO HOO HOO HOO</text:p>
      <text:p text:style-name="P2">_</text:p>
      <text:p text:style-name="P2">12. JH12: =005146</text:p>
      <text:p text:style-name="P2">WAAAAAAAAAAAAAAAAAAAAAAAAAAAAAAAAAAAAAH</text:p>
      <text:p text:style-name="P2">AWOOOOOOOOOOOOOOOOOO HOO HOO HOO HOO HOO HOO</text:p>
      <text:p text:style-name="P2">_</text:p>
      <text:p text:style-name="P2">13. JH13: =005147</text:p>
      <text:p text:style-name="P2">BOO HOO HOO HOO HOO HOO</text:p>
      <text:p text:style-name="P2">BOO HOO HOO HOO HOO HOO</text:p>
      <text:p text:style-name="P2">BOO HOO HOO HOO HOO HOO</text:p>
      <text:p text:style-name="P2">BOO HOO HOO HOO HOO HOO</text:p>
      <text:p text:style-name="P2">BOO HOO HOO HOO HOO HOO</text:p>
      <text:p text:style-name="P2">BOO HOO HOO HOO HOO HOO</text:p>
      <text:p text:style-name="P2">BOO HOO HOO HOO HOO HOO</text:p>
      <text:p text:style-name="P2">BOO HOO HOO HOO HOO HOO</text:p>
      <text:p text:style-name="P2">BOO HOO HOO HOO HOO HOO</text:p>
      <text:p text:style-name="P2"><text:soft-page-break/>BOO HOO HOO HOO HOO HOO</text:p>
      <text:p text:style-name="P2">BOO HOO HOO HOO HOO HOO</text:p>
      <text:p text:style-name="P2">BOO HOO HOO HOO HOO HOO</text:p>
      <text:p text:style-name="P2">BOO HOO HOO HOO HOO HOO</text:p>
      <text:p text:style-name="P6"><draw:frame draw:style-name="fr1" text:anchor-type="as-char" svg:width="0.5728in" svg:height="0.6252in" draw:z-index="0"><draw:image xlink:href="Pictures/20000008000005AF0000063408726EA2.wmf" xlink:type="simple" xlink:show="embed" xlink:actuate="onLoad"/></draw:frame></text:p>
      <text:p text:style-name="P3">_</text:p>
      <text:p text:style-name="P3">14. DaSp1: =005788</text:p>
      <text:p text:style-name="P3">dave?</text:p>
      <text:p text:style-name="P3">_</text:p>
      <text:p text:style-name="P3">15. DaSp2: =005826</text:p>
      <text:p text:style-name="P3">are you ok?</text:p>
      <text:p text:style-name="P3">what happened to you?</text:p>
      <text:p text:style-name="P3">um...</text:p>
      <text:p text:style-name="P3">i died in my dream and came back as a dog</text:p>
      <text:p text:style-name="P3">:o</text:p>
      <text:p text:style-name="P3">_</text:p>
      <text:p text:style-name="P3">16. DaSp3: =005827</text:p>
      <text:p text:style-name="P3">what is that?</text:p>
      <text:p text:style-name="P3">yes</text:p>
      <text:p text:style-name="P3">how did you get it?</text:p>
      <text:p text:style-name="P3">yes i figured shenanigans were probably involved</text:p>
      <text:p text:style-name="P3">can you be more specific?</text:p>
      <text:p text:style-name="P3">dave?</text:p>
      <text:p text:style-name="P3">oh yeah</text:p>
      <text:p text:style-name="P3">im supposed to help jade too, but......</text:p>
      <text:p text:style-name="P3">*sniffle*</text:p>
      <text:p text:style-name="P3">ok, ill try...</text:p>
      <text:p text:style-name="P3"><text:soft-page-break/>you were saying?</text:p>
      <text:p text:style-name="P3">the forge?</text:p>
      <text:p text:style-name="P3">ohhh</text:p>
      <text:p text:style-name="P3">i did?</text:p>
      <text:p text:style-name="P3">yeah</text:p>
      <text:p text:style-name="P3">shes a lot more brave than me i think</text:p>
      <text:p text:style-name="P3">she brought me back thinking i could help her and all i did was disappoint her and everyone else</text:p>
      <text:p text:style-name="P3">you came back as a sprite and youre managing to do important things...</text:p>
      <text:p text:style-name="P3">but i just feel so scared and helpless</text:p>
      <text:p text:style-name="P2">i dont know if i would have if i had the chance</text:p>
      <text:p text:style-name="P2">but i would like to not feel so useless to everybody</text:p>
      <text:p text:style-name="P2">what about your sword? isnt it important?</text:p>
      <text:p text:style-name="P2">im still not sure how you got it...</text:p>
      <text:p text:style-name="P2">what does it have to do with my volcano?</text:p>
      <text:p text:style-name="P2">_</text:p>
      <text:p text:style-name="P2">17. DaSp4: =005844</text:p>
      <text:p text:style-name="P2">but i thought the denizens were supposed to be asleep?</text:p>
      <text:p text:style-name="P2">at least until you do the right things on your quest... </text:p>
      <text:p text:style-name="P2">what choice</text:p>
      <text:p text:style-name="P2">what did you choose?</text:p>
      <text:p text:style-name="P2">what happened when you saw him this time?</text:p>
      <text:p text:style-name="P7"><text:span text:style-name="T1">you mean </text:span><text:span text:style-name="T2">Choice</text:span><text:span text:style-name="T1">!</text:span></text:p>
      <text:p text:style-name="P4">hehehe :p</text:p>
      <text:p text:style-name="P2">oops</text:p>
      <text:p text:style-name="P2">so it was the same choice?</text:p>
      <text:p text:style-name="P2">_</text:p>
      <text:p text:style-name="P2"><text:soft-page-break/>18. DaSp5: =005845</text:p>
      <text:p text:style-name="P2">then what did he make you decide?</text:p>
      <text:p text:style-name="P2">as opposed to what?</text:p>
      <text:p text:style-name="P2">oh...</text:p>
      <text:p text:style-name="P2">yeah ._.</text:p>
      <text:p text:style-name="P2">probably something amazing</text:p>
      <text:p text:style-name="P2">she is still working so hard to help everyone</text:p>
      <text:p text:style-name="P2">i guess i used to be that way...</text:p>
      <text:p text:style-name="P2">but ive completely forgotten how</text:p>
      <text:p text:style-name="P2">_</text:p>
      <text:p text:style-name="P2">19. DaSp6: =005846</text:p>
      <text:p text:style-name="P2">whats happening?</text:p>
      <text:p text:style-name="P2">i dont know.....</text:p>
      <text:p text:style-name="P2">i like it here though</text:p>
      <text:p text:style-name="P2">i felt like i was drawn to come here when i wasnt sure where to go </text:p>
      <text:p text:style-name="P2">the meteors</text:p>
      <text:p text:style-name="P2">and all the fire....</text:p>
      <text:p text:style-name="P2">it reminds me of when i died</text:p>
      <text:p text:style-name="P2">and i was trying to wake john up</text:p>
      <text:p text:style-name="P2">i was scared then too</text:p>
      <text:p text:style-name="P2">but i didnt let the fear stop me from trying to save him</text:p>
      <text:p text:style-name="P2">i have no idea</text:p>
      <text:p text:style-name="P2">i guess try to help</text:p>
      <text:p text:style-name="P2">what is there to do</text:p>
      <text:p text:style-name="P2">oh noo</text:p>
      <text:p text:style-name="P2">does that mean youre going to leave?</text:p>
      <text:p text:style-name="P2"><text:soft-page-break/>:(</text:p>
      <text:p text:style-name="P2">you mean...</text:p>
      <text:p text:style-name="P2">that i should give him the sword?</text:p>
      <text:p text:style-name="P2">but i dont want to leave you here either</text:p>
      <text:p text:style-name="P2">oh yeah!</text:p>
      <text:p text:style-name="P2">alright, i will try.....</text:p>
      <text:p text:style-name="P2">_</text:p>
      <text:p text:style-name="P2">20. DaSp7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alibri" svg:font-family="Calibri" style:font-family-generic="swiss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none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none" style:punctuation-wrap="hanging" style:line-break="strict" style:tab-stop-distance="0.5in" style:writing-mode="page"/>
      <style:text-properties style:use-window-font-color="true" style:font-name="Courier New" fo:font-size="12pt" fo:language="en" fo:country="US" style:font-name-asian="Courier New" style:font-size-asian="12pt" style:language-asian="en" style:country-asian="US" style:font-name-complex="Courier New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fo:border="none" fo:padding="0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document-statistic meta:table-count="0" meta:image-count="1" meta:object-count="0" meta:page-count="10" meta:paragraph-count="239" meta:word-count="1216" meta:character-count="5640"/>
    <meta:generator>OpenOffice/4.1.2$Win32 OpenOffice.org_project/412m3$Build-9782</meta:generator>
  </office:meta>
</office:document-meta>
</file>